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pository.getVersioning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DAVRepository.exists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DAVRepository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saveContent( String uri ,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Repository.saveContent( String uri , String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DAVRepository.remov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posi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Repository.createResource( String uri , String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DAVRepository.getProperty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move( String uri , String dest , boolean recurs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.setCredentials( CredentialsToken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saveContent( String uri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.getContentDOM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DAVRepository.getAbsolut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DAVRepository.getContentStream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VRepository.makeCollection( String uri , boolean recur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DAVRepository.copy( String uri , String dest , boolean recurs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.getTransaction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Repository.getContentString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